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4.907cm" fo:min-width="10.499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2.1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512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5.715cm" svg:x="5.191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5.334cm" svg:height="2.286cm" svg:x="8.366cm" svg:y="5.191cm">
          <text:p text:style-name="P2"><text:span text:style-name="T1">&lt;&lt;container&gt;&gt;</text:span></text:p>
          <text:p text:style-name="P2"><text:span text:style-name="T1"/></text:p>
          <text:p text:style-name="P2"><text:span text:style-name="T2">Client Application</text:span></text:p>
          <text:p text:style-name="P2"><text:span text:style-name="T2"/></text:p>
          <text:p text:style-name="P2"><text:span text:style-name="T3">Connect to the server and</text:span></text:p>
          <text:p text:style-name="P2"><text:span text:style-name="T3">send a payloa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667cm" svg:height="2.667cm" svg:x="9.683cm" svg:y="12.897cm">
          <text:p text:style-name="P2">Serv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033cm" svg:y1="7.477cm" svg:x2="11.016cm" svg:y2="12.897cm" draw:start-shape="id1" draw:start-glue-point="2" draw:end-shape="id2" svg:d="M11033 7477l-17 5420" svg:viewBox="0 0 18 5421">
          <text:p/>
        </draw:connector>
        <draw:frame draw:style-name="gr5" draw:text-style-name="P6" draw:layer="layout" svg:width="1.778cm" svg:height="0.762cm" svg:x="10.144cm" svg:y="10.271cm">
          <draw:text-box>
            <text:p text:style-name="P5"><text:span text:style-name="T4">[TCP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4:22:48.619364502</meta:creation-date>
    <dc:date>2017-12-06T14:28:35.091943677</dc:date>
    <meta:editing-duration>PT5M47S</meta:editing-duration>
    <meta:editing-cycles>2</meta:editing-cycles>
    <meta:generator>LibreOffice/5.4.3.2$Linux_X86_64 LibreOffice_project/40m0$Build-2</meta:generator>
    <meta:document-statistic meta:object-count="5"/>
  </office:meta>
</office:document-meta>
</file>